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svg:stroke-color="#80808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color="#808080" draw:marker-start="Arrow" draw:textarea-horizontal-align="center" draw:textarea-vertical-align="middle"/>
    </style:style>
    <style:style style:name="gr5" style:family="graphic" style:parent-style-name="standard">
      <style:graphic-properties svg:stroke-color="#80808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svg:stroke-color="#c0c0c0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2pt" style:font-size-asian="18pt" style:font-size-complex="18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2pt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8.255cm" svg:height="1.27cm" svg:x="4.445cm" svg:y="1.58cm">
          <draw:text-box>
            <text:p text:style-name="P1"><text:span text:style-name="T1">maquina </text:span><text:span text:style-name="T2">( </text:span><text:span text:style-name="T3">id</text:span><text:span text:style-name="T2">, serial, nombre, labo, tipo )</text:span></text:p>
          </draw:text-box>
        </draw:frame>
        <draw:frame draw:style-name="gr1" draw:text-style-name="P2" draw:layer="layout" svg:width="8.89cm" svg:height="1.27cm" svg:x="2.975cm" svg:y="7.707cm">
          <draw:text-box>
            <text:p text:style-name="P1"><text:span text:style-name="T1">estado_inci </text:span><text:span text:style-name="T2">( </text:span><text:span text:style-name="T3">id_estado_in</text:span><text:span text:style-name="T2">, descripcion )</text:span></text:p>
          </draw:text-box>
        </draw:frame>
        <draw:frame draw:style-name="gr1" draw:text-style-name="P2" draw:layer="layout" svg:width="8.254cm" svg:height="1.27cm" svg:x="1.905cm" svg:y="3.485cm">
          <draw:text-box>
            <text:p text:style-name="P1"><text:span text:style-name="T1">tipo_hard</text:span><text:span text:style-name="T2"> ( </text:span><text:span text:style-name="T3">id</text:span><text:span text:style-name="T2">, descripcion)</text:span></text:p>
          </draw:text-box>
        </draw:frame>
        <draw:frame draw:style-name="gr1" draw:text-style-name="P2" draw:layer="layout" svg:width="5.715cm" svg:height="1.27cm" svg:x="1.905cm" svg:y="5.39cm">
          <draw:text-box>
            <text:p text:style-name="P1"><text:span text:style-name="T1">tipo_soft </text:span><text:span text:style-name="T2">( </text:span><text:span text:style-name="T3">id</text:span><text:span text:style-name="T2">, descripcion)</text:span></text:p>
          </draw:text-box>
        </draw:frame>
        <draw:frame draw:style-name="gr1" draw:text-style-name="P2" draw:layer="layout" svg:width="8.86cm" svg:height="1.27cm" svg:x="9.89cm" svg:y="8.516cm">
          <draw:text-box>
            <text:p text:style-name="P1"><text:span text:style-name="T1">tipo_incidencia </text:span><text:span text:style-name="T2">( </text:span><text:span text:style-name="T3">id</text:span><text:span text:style-name="T2">, descripcion, tabla )</text:span></text:p>
          </draw:text-box>
        </draw:frame>
        <draw:frame draw:style-name="gr1" draw:text-style-name="P2" draw:layer="layout" svg:width="19.05cm" svg:height="1.27cm" svg:x="1.27cm" svg:y="9.835cm">
          <draw:text-box>
            <text:p text:style-name="P1"><text:span text:style-name="T1">incidencia </text:span><text:span text:style-name="T2">( </text:span><text:span text:style-name="T3">id</text:span><text:span text:style-name="T2">, id_estado, fecha_llegada, tipo, id_usuario, desc_breve, desc_larga, descripcion)</text:span></text:p>
          </draw:text-box>
        </draw:frame>
        <draw:frame draw:style-name="gr1" draw:text-style-name="P2" draw:layer="layout" svg:width="10.159cm" svg:height="1.27cm" svg:x="9.526cm" svg:y="11.74cm">
          <draw:text-box>
            <text:p text:style-name="P3"><text:span text:style-name="T1">anotacion </text:span><text:span text:style-name="T2">(</text:span><text:span text:style-name="T3"> id</text:span><text:span text:style-name="T2">, </text:span><text:span text:style-name="T3">id_incidencia</text:span><text:span text:style-name="T2">, de, a, fecha, texto )</text:span></text:p>
          </draw:text-box>
        </draw:frame>
        <draw:frame draw:style-name="gr1" draw:text-style-name="P2" draw:layer="layout" svg:width="8.254cm" svg:height="1.27cm" svg:x="8.891cm" svg:y="3.485cm">
          <draw:text-box>
            <text:p text:style-name="P1"><text:span text:style-name="T1">inci_hard</text:span><text:span text:style-name="T2">( </text:span><text:span text:style-name="T3">id</text:span><text:span text:style-name="T2">, tipo, id_equipo )</text:span></text:p>
          </draw:text-box>
        </draw:frame>
        <draw:frame draw:style-name="gr1" draw:text-style-name="P2" draw:layer="layout" svg:width="8.254cm" svg:height="1.27cm" svg:x="8.89cm" svg:y="5.39cm">
          <draw:text-box>
            <text:p text:style-name="P1"><text:span text:style-name="T1">inci_soft </text:span><text:span text:style-name="T2">( </text:span><text:span text:style-name="T3">id</text:span><text:span text:style-name="T2">, tipo, id_equipo )</text:span></text:p>
          </draw:text-box>
        </draw:frame>
        <draw:frame draw:style-name="gr1" draw:text-style-name="P2" draw:layer="layout" svg:width="16.509cm" svg:height="1.27cm" svg:x="3.175cm" svg:y="13.645cm">
          <draw:text-box>
            <text:p text:style-name="P1"><text:span text:style-name="T1">inci_altas </text:span><text:span text:style-name="T2">( </text:span><text:span text:style-name="T3">id</text:span><text:span text:style-name="T2">, nombre, apellido, login, id_usr, correo_con, id_rol)</text:span></text:p>
          </draw:text-box>
        </draw:frame>
        <draw:frame draw:style-name="gr1" draw:text-style-name="P2" draw:layer="layout" svg:width="15.239cm" svg:height="1.27cm" svg:x="2.54cm" svg:y="16.185cm">
          <draw:text-box>
            <text:p text:style-name="P1"><text:span text:style-name="T1">inci_bajas </text:span><text:span text:style-name="T2">( </text:span><text:span text:style-name="T3">id</text:span><text:span text:style-name="T2">, nombre, apellido, id_usr, correo_con, id_rol)</text:span></text:p>
          </draw:text-box>
        </draw:frame>
        <draw:frame draw:style-name="gr1" draw:text-style-name="P2" draw:layer="layout" svg:width="4.445cm" svg:height="1.27cm" svg:x="13.423cm" svg:y="15.209cm">
          <draw:text-box>
            <text:p text:style-name="P1"><text:span text:style-name="T1">rol </text:span><text:span text:style-name="T2">( id, rol_act)</text:span></text:p>
          </draw:text-box>
        </draw:frame>
        <draw:frame draw:style-name="gr1" draw:text-style-name="P2" draw:layer="layout" svg:width="12.065cm" svg:height="1.27cm" svg:x="1.905cm" svg:y="19.36cm">
          <draw:text-box>
            <text:p text:style-name="P1"><text:span text:style-name="T1">inci_llaves </text:span><text:span text:style-name="T2">( </text:span><text:span text:style-name="T3">id</text:span><text:span text:style-name="T2">, laboratorio, devuelta, tipo )</text:span></text:p>
          </draw:text-box>
        </draw:frame>
        <draw:frame draw:style-name="gr1" draw:text-style-name="P2" draw:layer="layout" svg:width="12.699cm" svg:height="1.27cm" svg:x="6.351cm" svg:y="18.09cm">
          <draw:text-box>
            <text:p text:style-name="P1"><text:span text:style-name="T1">inci_cambiorol </text:span><text:span text:style-name="T2">( </text:span><text:span text:style-name="T3">id</text:span><text:span text:style-name="T2">, nombre, apellido, login, rol_ant, rol_nuevo)</text:span></text:p>
          </draw:text-box>
        </draw:frame>
        <draw:frame draw:style-name="gr1" draw:text-style-name="P2" draw:layer="layout" svg:width="6.985cm" svg:height="1.27cm" svg:x="11.43cm" svg:y="20.63cm">
          <draw:text-box>
            <text:p text:style-name="P1"><text:span text:style-name="T1">inci_inci_otra</text:span><text:span text:style-name="T2">( </text:span><text:span text:style-name="T3">id</text:span><text:span text:style-name="T2">, descripcion )</text:span></text:p>
          </draw:text-box>
        </draw:frame>
        <draw:frame draw:style-name="gr1" draw:text-style-name="P2" draw:layer="layout" svg:width="6.985cm" svg:height="1.27cm" svg:x="3.175cm" svg:y="21.9cm">
          <draw:text-box>
            <text:p text:style-name="P1"><text:span text:style-name="T1">inci_alta_maq </text:span><text:span text:style-name="T2">( </text:span><text:span text:style-name="T3">id</text:span><text:span text:style-name="T2">, descripcion )</text:span></text:p>
          </draw:text-box>
        </draw:frame>
        <draw:frame draw:style-name="gr1" draw:text-style-name="P2" draw:layer="layout" svg:width="5.08cm" svg:height="1.27cm" svg:x="1.27cm" svg:y="24.765cm">
          <draw:text-box>
            <text:p text:style-name="P1"><text:span text:style-name="T1">frase </text:span><text:span text:style-name="T2">( </text:span><text:span text:style-name="T3">id</text:span><text:span text:style-name="T2">, autor, frase )</text:span></text:p>
          </draw:text-box>
        </draw:frame>
        <draw:frame draw:style-name="gr1" draw:text-style-name="P2" draw:layer="layout" svg:width="9.525cm" svg:height="1.27cm" svg:x="8.255cm" svg:y="24.765cm">
          <draw:text-box>
            <text:p text:style-name="P1"><text:span text:style-name="T1">template </text:span><text:span text:style-name="T2">( </text:span><text:span text:style-name="T3">id</text:span><text:span text:style-name="T2">, descripcion, template )</text:span></text:p>
          </draw:text-box>
        </draw:frame>
        <draw:frame draw:style-name="gr1" draw:text-style-name="P2" draw:layer="layout" svg:width="5.715cm" svg:height="1.27cm" svg:x="12.7cm" svg:y="22.86cm">
          <draw:text-box>
            <text:p text:style-name="P1"><text:span text:style-name="T1">ayuda </text:span><text:span text:style-name="T2">( </text:span><text:span text:style-name="T3">id</text:span><text:span text:style-name="T2">, descripcion )</text:span></text:p>
          </draw:text-box>
        </draw:frame>
        <draw:line draw:style-name="gr2" draw:text-style-name="P4" draw:layer="layout" svg:x1="12.13cm" svg:y1="2.733cm" svg:x2="3.875cm" svg:y2="2.733cm">
          <text:p text:style-name="P1"/>
        </draw:line>
        <draw:line draw:style-name="gr3" draw:text-style-name="P4" draw:layer="layout" svg:x1="12.13cm" svg:y1="3.375cm" svg:x2="12.13cm" svg:y2="2.74cm">
          <text:p text:style-name="P1"/>
        </draw:line>
        <draw:line draw:style-name="gr2" draw:text-style-name="P4" draw:layer="layout" svg:x1="12.13cm" svg:y1="3.376cm" svg:x2="12.13cm" svg:y2="2.741cm">
          <text:p text:style-name="P1"/>
        </draw:line>
        <draw:line draw:style-name="gr4" draw:text-style-name="P4" draw:layer="layout" svg:x1="3.859cm" svg:y1="3.377cm" svg:x2="3.859cm" svg:y2="2.742cm">
          <text:p text:style-name="P1"/>
        </draw:line>
        <draw:line draw:style-name="gr2" draw:text-style-name="P4" draw:layer="layout" svg:x1="12.131cm" svg:y1="4.833cm" svg:x2="3.876cm" svg:y2="4.833cm">
          <text:p text:style-name="P1"/>
        </draw:line>
        <draw:line draw:style-name="gr4" draw:text-style-name="P4" draw:layer="layout" svg:x1="3.86cm" svg:y1="5.477cm" svg:x2="3.86cm" svg:y2="4.842cm">
          <text:p text:style-name="P1"/>
        </draw:line>
        <draw:line draw:style-name="gr2" draw:text-style-name="P4" draw:layer="layout" svg:x1="13.335cm" svg:y1="3.723cm" svg:x2="13.335cm" svg:y2="1.989cm">
          <text:p text:style-name="P1"/>
        </draw:line>
        <draw:line draw:style-name="gr2" draw:text-style-name="P4" draw:layer="layout" svg:x1="12.13cm" svg:y1="5.477cm" svg:x2="12.13cm" svg:y2="4.842cm">
          <text:p text:style-name="P1"/>
        </draw:line>
        <draw:line draw:style-name="gr5" draw:text-style-name="P4" draw:layer="layout" svg:x1="13.335cm" svg:y1="1.992cm" svg:x2="12.7cm" svg:y2="1.992cm">
          <text:p text:style-name="P1"/>
        </draw:line>
        <draw:line draw:style-name="gr3" draw:text-style-name="P4" draw:layer="layout" svg:x1="16.481cm" svg:y1="5.715cm" svg:x2="16.481cm" svg:y2="1.989cm">
          <text:p text:style-name="P1"/>
        </draw:line>
        <draw:line draw:style-name="gr6" draw:text-style-name="P4" draw:layer="layout" svg:x1="16.481cm" svg:y1="1.992cm" svg:x2="13.97cm" svg:y2="1.992cm">
          <text:p text:style-name="P1"/>
        </draw:line>
        <draw:line draw:style-name="gr3" draw:text-style-name="P4" draw:layer="layout" svg:x1="15.24cm" svg:y1="5.715cm" svg:x2="16.51cm" svg:y2="5.715cm">
          <text:p text:style-name="P1"/>
        </draw:line>
        <draw:line draw:style-name="gr2" draw:text-style-name="P4" draw:layer="layout" svg:x1="1.905cm" svg:y1="6.985cm" svg:x2="10.16cm" svg:y2="6.985cm">
          <text:p text:style-name="P1"/>
        </draw:line>
        <draw:line draw:style-name="gr2" draw:text-style-name="P4" draw:layer="layout" svg:x1="10.16cm" svg:y1="6.321cm" svg:x2="10.16cm" svg:y2="6.956cm">
          <text:p text:style-name="P1"/>
        </draw:line>
        <draw:line draw:style-name="gr6" draw:text-style-name="P4" draw:layer="layout" svg:x1="1.905cm" svg:y1="6.985cm" svg:x2="1.905cm" svg:y2="9.525cm">
          <text:p text:style-name="P1"/>
        </draw:line>
        <draw:line draw:style-name="gr6" draw:text-style-name="P4" draw:layer="layout" svg:x1="10.05cm" svg:y1="8.79cm" svg:x2="10.05cm" svg:y2="10.06cm">
          <text:p text:style-name="P1"/>
        </draw:line>
        <draw:line draw:style-name="gr6" draw:text-style-name="P4" draw:layer="layout" svg:x1="5.048cm" svg:y1="9.841cm" svg:x2="5.048cm" svg:y2="8.571cm">
          <text:p text:style-name="P1"/>
        </draw:line>
        <draw:line draw:style-name="gr7" draw:text-style-name="P4" draw:layer="layout" svg:x1="15.24cm" svg:y1="3.81cm" svg:x2="19.685cm" svg:y2="3.81cm">
          <text:p text:style-name="P1"/>
        </draw:line>
        <draw:line draw:style-name="gr6" draw:text-style-name="P4" draw:layer="layout" svg:x1="19.685cm" svg:y1="3.81cm" svg:x2="19.685cm" svg:y2="10.16cm">
          <text:p text:style-name="P1"/>
        </draw:line>
        <draw:line draw:style-name="gr3" draw:text-style-name="P4" draw:layer="layout" svg:x1="3.175cm" svg:y1="11.43cm" svg:x2="13.97cm" svg:y2="11.43cm">
          <text:p text:style-name="P1"/>
        </draw:line>
        <draw:line draw:style-name="gr8" draw:text-style-name="P4" draw:layer="layout" svg:x1="3.175cm" svg:y1="11.43cm" svg:x2="3.175cm" svg:y2="10.795cm">
          <text:p text:style-name="P1"/>
        </draw:line>
        <draw:line draw:style-name="gr3" draw:text-style-name="P4" draw:layer="layout" svg:x1="13.97cm" svg:y1="11.43cm" svg:x2="13.97cm" svg:y2="12.065cm">
          <text:p text:style-name="P1"/>
        </draw:line>
        <draw:line draw:style-name="gr8" draw:text-style-name="P4" draw:layer="layout" svg:x1="1.27cm" svg:y1="21.59cm" svg:x2="1.27cm" svg:y2="10.795cm">
          <text:p text:style-name="P1"/>
        </draw:line>
        <draw:line draw:style-name="gr3" draw:text-style-name="P4" draw:layer="layout" svg:x1="1.27cm" svg:y1="12.7cm" svg:x2="5.715cm" svg:y2="12.7cm">
          <text:p text:style-name="P1"/>
        </draw:line>
        <draw:line draw:style-name="gr3" draw:text-style-name="P4" draw:layer="layout" svg:x1="1.27cm" svg:y1="15.875cm" svg:x2="5.715cm" svg:y2="15.875cm">
          <text:p text:style-name="P1"/>
        </draw:line>
        <draw:line draw:style-name="gr3" draw:text-style-name="P4" draw:layer="layout" svg:x1="1.27cm" svg:y1="17.78cm" svg:x2="10.16cm" svg:y2="17.78cm">
          <text:p text:style-name="P1"/>
        </draw:line>
        <draw:line draw:style-name="gr8" draw:text-style-name="P4" draw:layer="layout" svg:x1="15.327cm" svg:y1="14.431cm" svg:x2="15.327cm" svg:y2="15.066cm">
          <text:p text:style-name="P1"/>
        </draw:line>
        <draw:line draw:style-name="gr8" draw:text-style-name="P4" draw:layer="layout" svg:x1="15.44cm" svg:y1="18.315cm" svg:x2="15.44cm" svg:y2="16.41cm">
          <text:p text:style-name="P1"/>
        </draw:line>
        <draw:line draw:style-name="gr8" draw:text-style-name="P4" draw:layer="layout" svg:x1="17.145cm" svg:y1="18.415cm" svg:x2="17.145cm" svg:y2="15.875cm">
          <text:p text:style-name="P1"/>
        </draw:line>
        <draw:line draw:style-name="gr3" draw:text-style-name="P4" draw:layer="layout" svg:x1="5.715cm" svg:y1="12.7cm" svg:x2="5.715cm" svg:y2="13.97cm">
          <text:p text:style-name="P1"/>
        </draw:line>
        <draw:line draw:style-name="gr3" draw:text-style-name="P4" draw:layer="layout" svg:x1="5.715cm" svg:y1="15.875cm" svg:x2="5.715cm" svg:y2="16.51cm">
          <text:p text:style-name="P1"/>
        </draw:line>
        <draw:line draw:style-name="gr3" draw:text-style-name="P4" draw:layer="layout" svg:x1="10.16cm" svg:y1="17.78cm" svg:x2="10.16cm" svg:y2="18.415cm">
          <text:p text:style-name="P1"/>
        </draw:line>
        <draw:line draw:style-name="gr3" draw:text-style-name="P4" draw:layer="layout" svg:x1="1.27cm" svg:y1="19.05cm" svg:x2="5.08cm" svg:y2="19.05cm">
          <text:p text:style-name="P1"/>
        </draw:line>
        <draw:line draw:style-name="gr3" draw:text-style-name="P4" draw:layer="layout" svg:x1="1.305cm" svg:y1="21.59cm" svg:x2="6.985cm" svg:y2="21.59cm">
          <text:p text:style-name="P1"/>
        </draw:line>
        <draw:line draw:style-name="gr3" draw:text-style-name="P4" draw:layer="layout" svg:x1="6.985cm" svg:y1="22.225cm" svg:x2="6.985cm" svg:y2="21.59cm">
          <text:p text:style-name="P1"/>
        </draw:line>
        <draw:line draw:style-name="gr3" draw:text-style-name="P4" draw:layer="layout" svg:x1="5.08cm" svg:y1="19.685cm" svg:x2="5.08cm" svg:y2="19.05cm">
          <text:p text:style-name="P1"/>
        </draw:line>
        <draw:line draw:style-name="gr3" draw:text-style-name="P4" draw:layer="layout" svg:x1="1.27cm" svg:y1="20.32cm" svg:x2="14.605cm" svg:y2="20.32cm">
          <text:p text:style-name="P1"/>
        </draw:line>
        <draw:line draw:style-name="gr3" draw:text-style-name="P4" draw:layer="layout" svg:x1="14.682cm" svg:y1="20.291cm" svg:x2="14.682cm" svg:y2="20.926cm">
          <text:p text:style-name="P1"/>
        </draw:line>
        <draw:frame draw:style-name="gr1" draw:text-style-name="P2" draw:layer="layout" svg:width="10.159cm" svg:height="1.27cm" svg:x="7.027cm" svg:y="12.64cm">
          <draw:text-box>
            <text:p text:style-name="P3"><text:span text:style-name="T1">mensaje </text:span><text:span text:style-name="T2">(</text:span><text:span text:style-name="T3"> id</text:span><text:span text:style-name="T2">, </text:span><text:span text:style-name="T3">id_incidencia</text:span><text:span text:style-name="T2">, de, a, fecha, texto )</text:span></text:p>
          </draw:text-box>
        </draw:frame>
        <draw:line draw:style-name="gr3" draw:text-style-name="P4" draw:layer="layout" svg:x1="3.176cm" svg:y1="11.43cm" svg:x2="13.971cm" svg:y2="11.43cm">
          <text:p text:style-name="P1"/>
        </draw:line>
        <draw:line draw:style-name="gr3" draw:text-style-name="P4" draw:layer="layout" svg:x1="3.178cm" svg:y1="11.43cm" svg:x2="13.973cm" svg:y2="11.43cm">
          <text:p text:style-name="P1"/>
        </draw:line>
        <draw:line draw:style-name="gr3" draw:text-style-name="P4" draw:layer="layout" svg:x1="2.498cm" svg:y1="12.065cm" svg:x2="7.62cm" svg:y2="12.065cm">
          <text:p text:style-name="P1"/>
        </draw:line>
        <draw:line draw:style-name="gr8" draw:text-style-name="P4" draw:layer="layout" svg:x1="2.54cm" svg:y1="12.065cm" svg:x2="2.54cm" svg:y2="10.795cm">
          <text:p text:style-name="P1"/>
        </draw:line>
        <draw:line draw:style-name="gr3" draw:text-style-name="P4" draw:layer="layout" svg:x1="7.57cm" svg:y1="12.131cm" svg:x2="7.57cm" svg:y2="12.766cm">
          <text:p text:style-name="P1"/>
        </draw:line>
        <draw:line draw:style-name="gr8" draw:text-style-name="P4" draw:layer="layout" svg:x1="13.335cm" svg:y1="16.174cm" svg:x2="13.335cm" svg:y2="15.24cm"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2" svg:stroke-width="0cm" svg:stroke-color="#80808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2$Linux OpenOffice.org_project/680m112$Build-8929</meta:generator>
    <meta:creation-date>2005-07-10T20:10:40</meta:creation-date>
    <dc:date>2005-07-20T11:36:03</dc:date>
    <dc:language>en-US</dc:language>
    <meta:editing-cycles>15</meta:editing-cycles>
    <meta:editing-duration>PT53M14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